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UI Semilight" svg:font-family="'Yu Gothic UI Semi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Yu Gothic UI Semilight" fo:font-size="10.5pt" style:font-size-asian="10.5pt" style:font-size-complex="10.5pt"/>
    </style:style>
    <style:style style:name="P2" style:family="paragraph" style:parent-style-name="Standard">
      <style:text-properties style:font-name="Yu Gothic UI Semilight" fo:font-size="14pt" style:font-size-asian="14pt" style:font-size-complex="14pt"/>
    </style:style>
    <style:style style:name="P3" style:family="paragraph" style:parent-style-name="Standard">
      <style:text-properties style:font-name="Yu Gothic UI Semilight" fo:font-size="13pt" style:font-size-asian="13pt" style:font-size-complex="13pt"/>
    </style:style>
    <style:style style:name="P4" style:family="paragraph" style:parent-style-name="Standard">
      <style:text-properties style:font-name="Yu Gothic UI Semilight" fo:font-size="15pt" style:font-size-asian="15pt" style:font-size-complex="15pt"/>
    </style:style>
    <style:style style:name="P5" style:family="paragraph" style:parent-style-name="Standard">
      <style:text-properties style:font-name="Yu Gothic UI Semilight" fo:font-size="16pt" style:font-size-asian="16pt" style:font-size-complex="16pt"/>
    </style:style>
    <style:style style:name="P6" style:family="paragraph" style:parent-style-name="Standard">
      <style:text-properties fo:color="#ff3333" style:font-name="Yu Gothic UI Semilight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am members</text:p>
      <text:p text:style-name="P3"/>
      <text:p text:style-name="P3"/>
      <text:p text:style-name="P3"/>
      <text:p text:style-name="P3"/>
      <text:p text:style-name="P3"/>
      <text:p text:style-name="P2">Davide Belli</text:p>
      <text:p text:style-name="P2"><text:tab/>Age: 17</text:p>
      <text:p text:style-name="P2"><text:tab/>Hobbies:</text:p>
      <text:p text:style-name="P2"><text:tab/>Role: Mechanical engineer, chassis designer</text:p>
      <text:p text:style-name="P2"/>
      <text:p text:style-name="P6">Emanuele Coletta</text:p>
      <text:p text:style-name="P2"><text:tab/>Age: 18</text:p>
      <text:p text:style-name="P2"><text:tab/>Hobbies:</text:p>
      <text:p text:style-name="P2"><text:tab/>Role: Software engineer</text:p>
      <text:p text:style-name="P2"/>
      <text:p text:style-name="P2">Siria Sannino</text:p>
      <text:p text:style-name="P2"><text:tab/>Age: 19</text:p>
      <text:p text:style-name="P2"><text:tab/>Hobbies:</text:p>
      <text:p text:style-name="P2"><text:tab/>Role: Software engineer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UI Semilight" svg:font-family="'Yu Gothic UI Semi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Yu Gothic UI Semilight" fo:font-size="10.5pt" style:font-size-asian="10.5pt" style:font-size-complex="10.5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1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1S</meta:editing-duration>
    <meta:editing-cycles>6</meta:editing-cycles>
    <meta:generator>OpenOffice/4.1.6$Win32 OpenOffice.org_project/416m1$Build-9790</meta:generator>
    <dc:date>2021-06-09T13:24:31.85</dc:date>
    <dc:creator>Siria Sannino</dc:creator>
    <meta:document-statistic meta:table-count="0" meta:image-count="0" meta:object-count="0" meta:page-count="2" meta:paragraph-count="14" meta:word-count="29" meta:character-count="197"/>
    <meta:user-defined meta:name="Info 1"/>
    <meta:user-defined meta:name="Info 2"/>
    <meta:user-defined meta:name="Info 3"/>
    <meta:user-defined meta:name="Info 4"/>
  </office:meta>
</office:document-meta>
</file>